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028in" svg:height="3.5449in" svg:x="0.0756in" svg:y="1.2343in">
            <draw:object draw:notify-on-update-of-ranges="Sheet1.C2:Sheet1.H2 Sheet1.A3:Sheet1.B3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1705in" svg:height="3.5449in" svg:x="5.3539in" svg:y="1.1402in">
            <draw:object draw:notify-on-update-of-ranges="Sheet1.C2:Sheet1.H2 Sheet1.A4:Sheet1.B4 Sheet1.C4:Sheet1.H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1378in" svg:height="3.5453in" svg:x="0.1083in" svg:y="4.915in">
            <draw:object draw:notify-on-update-of-ranges="Sheet1.C2:Sheet1.H2 Sheet1.A5:Sheet1.B5 Sheet1.C5:Sheet1.H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1055in" svg:height="3.5449in" svg:x="5.4083in" svg:y="4.9154in">
            <draw:object draw:notify-on-update-of-ranges="Sheet1.C2:Sheet1.H2 Sheet1.A6:Sheet1.B6 Sheet1.C6:Sheet1.H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l Core i7-4700MQ @ 2.40GHz (Turbo-Boost up to 3.4GHz) - 4 cores, 8 threads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Size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178.0 KB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0n0wall.iso</text:p>
          </table:table-cell>
          <table:table-cell office:value-type="string" calcext:value-type="string">
            <text:p>23.4 MB</text:p>
          </table:table-cell>
          <table:table-cell office:value-type="float" office:value="1.367" calcext:value-type="float">
            <text:p>1.367</text:p>
          </table:table-cell>
          <table:table-cell office:value-type="float" office:value="0.749" calcext:value-type="float">
            <text:p>0.7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Debian.iso</text:p>
          </table:table-cell>
          <table:table-cell office:value-type="string" calcext:value-type="string">
            <text:p>635.0 MB</text:p>
          </table:table-cell>
          <table:table-cell office:value-type="float" office:value="35.558" calcext:value-type="float">
            <text:p>35.558</text:p>
          </table:table-cell>
          <table:table-cell office:value-type="float" office:value="19.891" calcext:value-type="float">
            <text:p>19.891</text:p>
          </table:table-cell>
          <table:table-cell office:value-type="float" office:value="11.848" calcext:value-type="float">
            <text:p>11.848</text:p>
          </table:table-cell>
          <table:table-cell office:value-type="float" office:value="8.734" calcext:value-type="float">
            <text:p>8.734</text:p>
          </table:table-cell>
          <table:table-cell office:value-type="float" office:value="7.805" calcext:value-type="float">
            <text:p>7.805</text:p>
          </table:table-cell>
          <table:table-cell office:value-type="float" office:value="7.833" calcext:value-type="float">
            <text:p>7.833</text:p>
          </table:table-cell>
        </table:table-row>
        <table:table-row table:style-name="ro1">
          <table:table-cell office:value-type="string" calcext:value-type="string">
            <text:p>Gentoo.iso</text:p>
          </table:table-cell>
          <table:table-cell office:value-type="string" calcext:value-type="string">
            <text:p>3900.0 MB</text:p>
          </table:table-cell>
          <table:table-cell office:value-type="float" office:value="274.313" calcext:value-type="float">
            <text:p>274.313</text:p>
          </table:table-cell>
          <table:table-cell office:value-type="float" office:value="154.679" calcext:value-type="float">
            <text:p>154.679</text:p>
          </table:table-cell>
          <table:table-cell office:value-type="float" office:value="98.741" calcext:value-type="float">
            <text:p>98.741</text:p>
          </table:table-cell>
          <table:table-cell office:value-type="float" office:value="70.994" calcext:value-type="float">
            <text:p>70.994</text:p>
          </table:table-cell>
          <table:table-cell office:value-type="float" office:value="60.813" calcext:value-type="float">
            <text:p>60.813</text:p>
          </table:table-cell>
          <table:table-cell office:value-type="float" office:value="61.51" calcext:value-type="float">
            <text:p>61.51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Arial" style:font-size-asian="24pt" style:language-asian="zh" style:country-asian="CN" style:font-name-complex="Arial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22:21:22.045482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2:57:22.094057222</meta:creation-date>
    <dc:date>2014-06-23T22:47:33.082986673</dc:date>
    <meta:editing-duration>PT2H21M</meta:editing-duration>
    <meta:editing-cycles>12</meta:editing-cycles>
    <meta:generator>LibreOffice/4.2.4.2$Linux_X86_64 LibreOffice_project/420m0$Build-2</meta:generator>
    <meta:document-statistic meta:table-count="1" meta:cell-count="41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16cm" svg:height="9.005cm" xlink:href=".." xlink:type="simple" chart:class="chart:line" chart:style-name="ch1">
        <chart:title svg:x="5.837cm" svg:y="0.316cm" chart:style-name="ch2">
          <text:p>Inferno</text:p>
        </chart:title>
        <chart:subtitle svg:x="5.903cm" svg:y="1.275cm" chart:style-name="ch3">
          <text:p>178 KB</text:p>
        </chart:subtitle>
        <chart:plot-area chart:style-name="ch4" table:cell-range-address="Sheet1.A2:Sheet1.H3" chart:data-source-has-labels="both" svg:x="0.714cm" svg:y="2.318cm" svg:width="11.974cm" svg:height="6.087cm">
          <chartooo:coordinate-region svg:x="1.812cm" svg:y="2.517cm" svg:width="10.067cm" svg:height="5.241cm"/>
          <chart:axis chart:dimension="x" chart:name="primary-x" chart:style-name="ch5" chartooo:axis-type="auto">
            <chartooo:date-scale/>
            <chart:categories table:cell-range-address="Sheet1.C2:Sheet1.H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H3" chart:label-cell-address="Sheet1.A3:Sheet1.B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H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6 threads</text:p>
              </table:table-cell>
              <table:table-cell office:value-type="string">
                <text:p>32 threads</text:p>
              </table:table-cell>
            </table:table-row>
          </table:table-header-rows>
          <table:table-rows>
            <table:table-row>
              <table:table-cell office:value-type="string">
                <text:p>Inferno 178.0 KB</text:p>
                <text:list>
                  <text:list-item>
                    <text:p>Inferno</text:p>
                  </text:list-item>
                  <text:list-item>
                    <text:p>178.0 KB</text:p>
                  </text:list-item>
                </text:list>
                <draw:g>
                  <svg:desc>Sheet1.A3:Sheet1.B3</svg:desc>
                </draw:g>
              </table:table-cell>
              <table:table-cell office:value-type="float" office:value="0.013">
                <text:p>0.013</text:p>
                <draw:g>
                  <svg:desc>Sheet1.C3:Sheet1.H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34cm" svg:height="9.005cm" xlink:href=".." xlink:type="simple" chart:class="chart:line" chart:style-name="ch1">
        <chart:title svg:x="5.201cm" svg:y="0.316cm" chart:style-name="ch2">
          <text:p>m0n0wall.iso</text:p>
        </chart:title>
        <chart:subtitle svg:x="5.769cm" svg:y="1.275cm" chart:style-name="ch3">
          <text:p>23.4 MB</text:p>
        </chart:subtitle>
        <chart:plot-area chart:style-name="ch4" table:cell-range-address="Sheet1.C2:Sheet1.H2 Sheet1.A4:Sheet1.H4" chart:data-source-has-labels="both" svg:x="0.712cm" svg:y="2.318cm" svg:width="11.898cm" svg:height="6.087cm">
          <chartooo:coordinate-region svg:x="1.439cm" svg:y="2.517cm" svg:width="10.362cm" svg:height="5.241cm"/>
          <chart:axis chart:dimension="x" chart:name="primary-x" chart:style-name="ch5" chartooo:axis-type="auto">
            <chartooo:date-scale/>
            <chart:categories table:cell-range-address="Sheet1.C2:Sheet1.H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H4" chart:label-cell-address="Sheet1.A4:Sheet1.B4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H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6 threads</text:p>
              </table:table-cell>
              <table:table-cell office:value-type="string">
                <text:p>32 threads</text:p>
              </table:table-cell>
            </table:table-row>
          </table:table-header-rows>
          <table:table-rows>
            <table:table-row>
              <table:table-cell office:value-type="string">
                <text:p>m0n0wall.iso 23.4 MB</text:p>
                <text:list>
                  <text:list-item>
                    <text:p>m0n0wall.iso</text:p>
                  </text:list-item>
                  <text:list-item>
                    <text:p>23.4 MB</text:p>
                  </text:list-item>
                </text:list>
                <draw:g>
                  <svg:desc>Sheet1.A4:Sheet1.B4</svg:desc>
                </draw:g>
              </table:table-cell>
              <table:table-cell office:value-type="float" office:value="1.367">
                <text:p>1.367</text:p>
                <draw:g>
                  <svg:desc>Sheet1.C4:Sheet1.H4</svg:desc>
                </draw:g>
              </table:table-cell>
              <table:table-cell office:value-type="float" office:value="0.749">
                <text:p>0.749</text:p>
              </table:table-cell>
              <table:table-cell office:value-type="float" office:value="0.444">
                <text:p>0.444</text:p>
              </table:table-cell>
              <table:table-cell office:value-type="float" office:value="0.376">
                <text:p>0.376</text:p>
              </table:table-cell>
              <table:table-cell office:value-type="float" office:value="0.302">
                <text:p>0.302</text:p>
              </table:table-cell>
              <table:table-cell office:value-type="float" office:value="0.298">
                <text:p>0.2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1cm" svg:height="9.006cm" xlink:href=".." xlink:type="simple" chart:class="chart:line" chart:style-name="ch1">
        <chart:title svg:x="5.397cm" svg:y="0.316cm" chart:style-name="ch2">
          <text:p>Debian.iso</text:p>
        </chart:title>
        <chart:subtitle svg:x="5.78cm" svg:y="1.275cm" chart:style-name="ch3">
          <text:p>635 MB</text:p>
        </chart:subtitle>
        <chart:plot-area chart:style-name="ch4" table:cell-range-address="Sheet1.C2:Sheet1.H2 Sheet1.A5:Sheet1.H5" chart:data-source-has-labels="both" svg:x="0.711cm" svg:y="2.318cm" svg:width="11.818cm" svg:height="6.088cm">
          <chartooo:coordinate-region svg:x="1.333cm" svg:y="2.517cm" svg:width="10.387cm" svg:height="5.242cm"/>
          <chart:axis chart:dimension="x" chart:name="primary-x" chart:style-name="ch5" chartooo:axis-type="auto">
            <chartooo:date-scale/>
            <chart:categories table:cell-range-address="Sheet1.C2:Sheet1.H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H5" chart:label-cell-address="Sheet1.A5:Sheet1.B5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H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6 threads</text:p>
              </table:table-cell>
              <table:table-cell office:value-type="string">
                <text:p>32 threads</text:p>
              </table:table-cell>
            </table:table-row>
          </table:table-header-rows>
          <table:table-rows>
            <table:table-row>
              <table:table-cell office:value-type="string">
                <text:p>Debian.iso 635.0 MB</text:p>
                <text:list>
                  <text:list-item>
                    <text:p>Debian.iso</text:p>
                  </text:list-item>
                  <text:list-item>
                    <text:p>635.0 MB</text:p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35.558">
                <text:p>35.558</text:p>
                <draw:g>
                  <svg:desc>Sheet1.C5:Sheet1.H5</svg:desc>
                </draw:g>
              </table:table-cell>
              <table:table-cell office:value-type="float" office:value="19.891">
                <text:p>19.891</text:p>
              </table:table-cell>
              <table:table-cell office:value-type="float" office:value="11.848">
                <text:p>11.848</text:p>
              </table:table-cell>
              <table:table-cell office:value-type="float" office:value="8.734">
                <text:p>8.734</text:p>
              </table:table-cell>
              <table:table-cell office:value-type="float" office:value="7.805">
                <text:p>7.805</text:p>
              </table:table-cell>
              <table:table-cell office:value-type="float" office:value="7.833">
                <text:p>7.8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69cm" svg:height="9.005cm" xlink:href=".." xlink:type="simple" chart:class="chart:line" chart:style-name="ch1">
        <chart:title svg:x="5.329cm" svg:y="0.316cm" chart:style-name="ch2">
          <text:p>Gentoo.iso</text:p>
        </chart:title>
        <chart:subtitle svg:x="5.633cm" svg:y="1.275cm" chart:style-name="ch3">
          <text:p>3900 MB</text:p>
        </chart:subtitle>
        <chart:plot-area chart:style-name="ch4" table:cell-range-address="Sheet1.C2:Sheet1.H2 Sheet1.A6:Sheet1.H6" chart:data-source-has-labels="both" svg:x="0.709cm" svg:y="2.318cm" svg:width="11.742cm" svg:height="6.087cm">
          <chartooo:coordinate-region svg:x="1.516cm" svg:y="2.517cm" svg:width="10.126cm" svg:height="5.241cm"/>
          <chart:axis chart:dimension="x" chart:name="primary-x" chart:style-name="ch5" chartooo:axis-type="auto">
            <chartooo:date-scale/>
            <chart:categories table:cell-range-address="Sheet1.C2:Sheet1.H2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H6" chart:label-cell-address="Sheet1.A6:Sheet1.B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1.C2:Sheet1.H2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6 threads</text:p>
              </table:table-cell>
              <table:table-cell office:value-type="string">
                <text:p>32 threads</text:p>
              </table:table-cell>
            </table:table-row>
          </table:table-header-rows>
          <table:table-rows>
            <table:table-row>
              <table:table-cell office:value-type="string">
                <text:p>Gentoo.iso 3900.0 MB</text:p>
                <text:list>
                  <text:list-item>
                    <text:p>Gentoo.iso</text:p>
                  </text:list-item>
                  <text:list-item>
                    <text:p>3900.0 MB</text:p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274.313">
                <text:p>274.313</text:p>
                <draw:g>
                  <svg:desc>Sheet1.C6:Sheet1.H6</svg:desc>
                </draw:g>
              </table:table-cell>
              <table:table-cell office:value-type="float" office:value="154.679">
                <text:p>154.679</text:p>
              </table:table-cell>
              <table:table-cell office:value-type="float" office:value="98.741">
                <text:p>98.741</text:p>
              </table:table-cell>
              <table:table-cell office:value-type="float" office:value="70.994">
                <text:p>70.994</text:p>
              </table:table-cell>
              <table:table-cell office:value-type="float" office:value="60.813">
                <text:p>60.813</text:p>
              </table:table-cell>
              <table:table-cell office:value-type="float" office:value="61.51">
                <text:p>61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